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officeooo:rsid="0011a1aa" officeooo:paragraph-rsid="0011a1aa"/>
    </style:style>
    <style:style style:name="P3" style:family="paragraph" style:parent-style-name="Standard">
      <style:text-properties officeooo:rsid="00143629" officeooo:paragraph-rsid="00143629"/>
    </style:style>
    <style:style style:name="P4" style:family="paragraph" style:parent-style-name="Standard">
      <style:text-properties officeooo:rsid="00157f90" officeooo:paragraph-rsid="00157f90"/>
    </style:style>
    <style:style style:name="P5" style:family="paragraph" style:parent-style-name="Standard">
      <style:text-properties officeooo:rsid="00170988" officeooo:paragraph-rsid="00179708"/>
    </style:style>
    <style:style style:name="P6" style:family="paragraph" style:parent-style-name="Standard">
      <style:text-properties officeooo:rsid="00170988" officeooo:paragraph-rsid="0017c00f"/>
    </style:style>
    <style:style style:name="P7" style:family="paragraph" style:parent-style-name="Standard">
      <style:text-properties officeooo:rsid="00179708" officeooo:paragraph-rsid="00179708"/>
    </style:style>
    <style:style style:name="P8" style:family="paragraph" style:parent-style-name="Standard">
      <style:text-properties officeooo:rsid="001987d5" officeooo:paragraph-rsid="001987d5"/>
    </style:style>
    <style:style style:name="P9" style:family="paragraph" style:parent-style-name="Standard">
      <style:text-properties officeooo:rsid="001ad76d" officeooo:paragraph-rsid="001ad76d"/>
    </style:style>
    <style:style style:name="P10" style:family="paragraph" style:parent-style-name="Standard">
      <style:text-properties officeooo:rsid="001c4ca3" officeooo:paragraph-rsid="001c4ca3"/>
    </style:style>
    <style:style style:name="P11" style:family="paragraph" style:parent-style-name="Standard">
      <style:text-properties officeooo:rsid="001cadbe" officeooo:paragraph-rsid="001cadbe"/>
    </style:style>
    <style:style style:name="P12" style:family="paragraph" style:parent-style-name="Standard">
      <style:text-properties officeooo:rsid="001d5381" officeooo:paragraph-rsid="001d5381"/>
    </style:style>
    <style:style style:name="P13" style:family="paragraph" style:parent-style-name="Standard">
      <style:text-properties officeooo:rsid="001e1c0e" officeooo:paragraph-rsid="001e1c0e"/>
    </style:style>
    <style:style style:name="T1" style:family="text">
      <style:text-properties officeooo:rsid="00143629"/>
    </style:style>
    <style:style style:name="T2" style:family="text">
      <style:text-properties officeooo:rsid="00179708"/>
    </style:style>
    <style:style style:name="T3" style:family="text">
      <style:text-properties officeooo:rsid="0017c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zione ai sistemi operativi e al linguaggio macchina.</text:p>
      <text:p text:style-name="P1"/>
      <text:p text:style-name="P1">Hardware = "ferramenta".</text:p>
      <text:p text:style-name="P1">Architetture software: Applicazioni, OS, hardware.</text:p>
      <text:p text:style-name="P1"/>
      <text:p text:style-name="P1">L'OS è l'insieme dei programmi che consentono l'uso di risorse da parte dell'utente. Dei computer permettono di avere più di un utente, o uno solo.</text:p>
      <text:p text:style-name="P1"/>
      <text:p text:style-name="P1">L'OS può essere mono/multi utente o task.</text:p>
      <text:p text:style-name="P1"/>
      <text:p text:style-name="P1">Un task, processo, è un programma in esecuzione.</text:p>
      <text:p text:style-name="P1"/>
      <text:p text:style-name="P2">Operazioni CPU: load, store, fetch.</text:p>
      <text:p text:style-name="P2">Le interruzioni sono eventi che influenzano il processo in esecuzione, segnali elettrici che arrivano al processore. Ci sono diversi tipi di interruzioni (registro), tipo "stampante pronta", "shutdown", "salvataggio"</text:p>
      <text:p text:style-name="P2"/>
      <text:p text:style-name="P2">In caso di interruzione bisogna salvare tutte le informazioni del processo per poterlo far ripartire.</text:p>
      <text:p text:style-name="P2">Lo stato è quella serie di informazioni necessarie per ripartire il processo.</text:p>
      <text:p text:style-name="P2"/>
      <text:p text:style-name="P2">In un sistema fisico, l'ingresso sono le forze, lo stato è la posizione <text:span text:style-name="T1">e velocità </text:span>del punto che si studia.</text:p>
      <text:p text:style-name="P3">Nel processo è il valore delle variabili usate da esso e lo stato attuale della memoria.</text:p>
      <text:p text:style-name="P3">Il sistema operativo gestisce le interruzioni</text:p>
      <text:p text:style-name="P3"/>
      <text:p text:style-name="P4">Interfaccia grafica --&gt; interprete dei comandi --&gt; gestione dei processi | gestione della memoria | gestione delle periferiche | gestione del file system</text:p>
      <text:p text:style-name="P4"/>
      <text:p text:style-name="P7">Processo: programma in esecuzione con codice e stato.</text:p>
      <text:p text:style-name="P5">Ciclo di vita di un processo<text:span text:style-name="T2">: </text:span></text:p>
      <text:p text:style-name="P6"><text:span text:style-name="T2">Avvia il processo e viene messo in coda per utilizzare la CPU. Il gestore lo lascia in coda con i vari processi pronti. Il processo va in esecuzione quando è il primo pronto, finisce l'esecuzione se non viene interrotto.</text:span></text:p>
      <text:p text:style-name="P6"><text:span text:style-name="T3">Inizio --&gt; pronto* --&gt; I processo pronto --&gt; in esecuzione --&gt; fine esecuzione | interruzione interna. Se interruzione interna --&gt; in attesa --&gt; evento esterno atteso --&gt; pronto*</text:span></text:p>
      <text:p text:style-name="P6"/>
      <text:p text:style-name="P8">Linguaggio macchina:</text:p>
      <text:p text:style-name="P8"/>
      <text:p text:style-name="P8"/>
      <text:p text:style-name="P8">[<text:tab/>] accumulatore</text:p>
      <text:p text:style-name="P8"><text:s text:c="6"/>|</text:p>
      <text:p text:style-name="P8">[unità aritmetica] &lt;---[][][][][][][] memoria centrale</text:p>
      <text:p text:style-name="P8"/>
      <text:p text:style-name="P8">[ ][ ][ ][ ][ ][ ][ ][ ][ ][ ][ ][ ] Nastro di lettura</text:p>
      <text:p text:style-name="P8"/>
      <text:p text:style-name="P8">I/O: READ - leggi nell'accumulatore, WRITE - scrive il contenuto nell'accumulatore</text:p>
      <text:p text:style-name="P8">Memoria: LOAD x - carica nell'accumulatore il contenuto della cella di memoria all'indirizzo x, STORE x - scrive nella cella di memoria di indirizzo x il contenuto dell'accumulatore.</text:p>
      <text:p text:style-name="P8">Aritmetica: ADD x - somma all'accumulatore il contenuto di mem(x), SUB x - sottrae all'accumulatore il contenuto della cella di memoria x, MULT x - acc &lt;-- acc * mem(x), DIV x - acc &lt;-- acc/x</text:p>
      <text:p text:style-name="P9"><text:soft-page-break/>Controllo del flusso: BR x - salta all'istruzione x, BEQ x / BNE x - salta all'istruzione x se l'accumulatore è = 0 != 0, BL x / BLE x / BG x / BGE x - salta se l'accumulatore è &lt; / &lt;= / &gt; / &gt;= a 0, END - termina il programma</text:p>
      <text:p text:style-name="P9"/>
      <text:p text:style-name="P10">esempio:</text:p>
      <text:p text:style-name="P10">scanf("%d", &amp;x); = 1. READ 2. STORE 101</text:p>
      <text:p text:style-name="P10">scanf("%d", &amp;y); = 3. READ 4. STORE 102</text:p>
      <text:p text:style-name="P10">printf("%d", x+y); = 5. ADD 101 6. WRITE</text:p>
      <text:p text:style-name="P10">7. END</text:p>
      <text:p text:style-name="P10"/>
      <text:p text:style-name="P10">Modi di indirizzamento</text:p>
      <text:p text:style-name="P10"/>
      <text:p text:style-name="P10">Diretto: ISTR 12 (LOAD 12), carica il contenuto della cella di indirizzo 12</text:p>
      <text:p text:style-name="P10">Indiretto: ISTR@ 11 (LOAD@ 11), carica il contenuto della cella il cui indirizzo si trova nella cella 11</text:p>
      <text:p text:style-name="P10">Esplicito: ISTR = (LOAD 14), carica il valore 14 nell'accumulatore</text:p>
      <text:p text:style-name="P10"/>
      <text:p text:style-name="P11">Sommatoria</text:p>
      <text:p text:style-name="P11"/>
      <text:p text:style-name="P11">scanf("%d", &amp;n);</text:p>
      <text:p text:style-name="P11">s=0;</text:p>
      <text:p text:style-name="P11">for (i = 0; i &lt; n, i++){</text:p>
      <text:p text:style-name="P11"><text:tab/>scanf("%d", &amp;x);</text:p>
      <text:p text:style-name="P11"><text:tab/>s += x;</text:p>
      <text:p text:style-name="P11">}</text:p>
      <text:p text:style-name="P11">printf("%d", s);</text:p>
      <text:p text:style-name="P11"/>
      <text:p text:style-name="P12">(vedi slide per traduzione in macchina)</text:p>
      <text:p text:style-name="P12"/>
      <text:p text:style-name="P13">Esercizio per lunedì: inversione di una sequenza:</text:p>
      <text:p text:style-name="P13"/>
      <text:p text:style-name="P13">n = 0;</text:p>
      <text:p text:style-name="P13"/>
      <text:p text:style-name="P13">do</text:p>
      <text:p text:style-name="P13">{</text:p>
      <text:p text:style-name="P13"><text:tab/>scanf("%d", &amp;x[n]);</text:p>
      <text:p text:style-name="P13"><text:tab/>n++;</text:p>
      <text:p text:style-name="P13">} while (x[n-1] != 0);</text:p>
      <text:p text:style-name="P13"/>
      <text:p text:style-name="P13">for (i = n-2; i &gt;= 0; i--)<text:line-break/><text:tab/>printf("%d", x[i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2" meta:paragraph-count="53" meta:word-count="557" meta:character-count="3189" meta:non-whitespace-character-count="2684"/>
  </office:meta>
</office:document-meta>
</file>